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83.87mm" table:align="margins" style:may-break-between-rows="false"/>
    </style:style>
    <style:style style:name="Таблица1.A" style:family="table-column">
      <style:table-column-properties style:column-width="20mm" style:rel-column-width="7129*"/>
    </style:style>
    <style:style style:name="Таблица1.B" style:family="table-column">
      <style:table-column-properties style:column-width="110mm" style:rel-column-width="39205*"/>
    </style:style>
    <style:style style:name="Таблица1.C" style:family="table-column">
      <style:table-column-properties style:column-width="10mm" style:rel-column-width="3564*"/>
    </style:style>
    <style:style style:name="Таблица1.D" style:family="table-column">
      <style:table-column-properties style:column-width="43.87mm" style:rel-column-width="15637*"/>
    </style:style>
    <style:style style:name="Таблица1.1" style:family="table-row">
      <style:table-row-properties style:row-height="14.99mm"/>
    </style:style>
    <style:style style:name="Таблица1.A1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1.2" style:family="table-row">
      <style:table-row-properties style:row-height="7.96mm"/>
    </style:style>
    <style:style style:name="Таблица1.A2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1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1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1.A30" style:family="table-cell">
      <style:table-cell-properties style:vertical-align="middle" fo:padding="0mm" fo:border="none"/>
    </style:style>
    <style:style style:name="Таблица1.B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1.C30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3" style:family="table">
      <style:table-properties style:width="11.43mm" table:align="margins" style:may-break-between-rows="false"/>
    </style:style>
    <style:style style:name="Таблица3.A" style:family="table-column">
      <style:table-column-properties style:column-width="4.99mm" style:rel-column-width="28620*"/>
    </style:style>
    <style:style style:name="Таблица3.B" style:family="table-column">
      <style:table-column-properties style:column-width="6.44mm" style:rel-column-width="36915*"/>
    </style:style>
    <style:style style:name="Таблица3.1" style:family="table-row">
      <style:table-row-properties style:row-height="34.5mm"/>
    </style:style>
    <style:style style:name="Таблица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3.2" style:family="table-row">
      <style:table-row-properties style:row-height="24.99mm"/>
    </style:style>
    <style:style style:name="Таблица3.4" style:family="table-row">
      <style:table-row-properties style:row-height="34.8mm"/>
    </style:style>
    <style:style style:name="Таблица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2" style:family="table">
      <style:table-properties style:width="183.87mm" table:align="margins" style:may-break-between-rows="false"/>
    </style:style>
    <style:style style:name="Таблица2.A" style:family="table-column">
      <style:table-column-properties style:column-width="7mm" style:rel-column-width="2495*"/>
    </style:style>
    <style:style style:name="Таблица2.B" style:family="table-column">
      <style:table-column-properties style:column-width="10mm" style:rel-column-width="3564*"/>
    </style:style>
    <style:style style:name="Таблица2.C" style:family="table-column">
      <style:table-column-properties style:column-width="23mm" style:rel-column-width="8198*"/>
    </style:style>
    <style:style style:name="Таблица2.D" style:family="table-column">
      <style:table-column-properties style:column-width="14.99mm" style:rel-column-width="5343*"/>
    </style:style>
    <style:style style:name="Таблица2.F" style:family="table-column">
      <style:table-column-properties style:column-width="70.01mm" style:rel-column-width="24952*"/>
    </style:style>
    <style:style style:name="Таблица2.G" style:family="table-column">
      <style:table-column-properties style:column-width="4.99mm" style:rel-column-width="1779*"/>
    </style:style>
    <style:style style:name="Таблица2.K" style:family="table-column">
      <style:table-column-properties style:column-width="18.91mm" style:rel-column-width="6739*"/>
    </style:style>
    <style:style style:name="Таблица2.1" style:family="table-row">
      <style:table-row-properties style:row-height="4.94mm"/>
    </style:style>
    <style:style style:name="Таблица2.A1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2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2.A2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2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Таблица2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2.F4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Таблица2.A8" style:family="table-cell">
      <style:table-cell-properties style:vertical-align="middle" fo:padding-left="1.01mm" fo:padding-right="0mm" fo:padding-top="0mm" fo:padding-bottom="0mm" fo:border="none"/>
    </style:style>
    <style:style style:name="Таблица2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4" style:family="table">
      <style:table-properties style:width="11.43mm" table:align="margins" style:may-break-between-rows="false"/>
    </style:style>
    <style:style style:name="Таблица4.A" style:family="table-column">
      <style:table-column-properties style:column-width="4.99mm" style:rel-column-width="28620*"/>
    </style:style>
    <style:style style:name="Таблица4.B" style:family="table-column">
      <style:table-column-properties style:column-width="6.44mm" style:rel-column-width="36915*"/>
    </style:style>
    <style:style style:name="Таблица4.1" style:family="table-row">
      <style:table-row-properties style:row-height="59.5mm"/>
    </style:style>
    <style:style style:name="Таблица4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4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4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Table_20_Contents">
      <style:paragraph-properties fo:line-height="4.99mm" fo:text-align="center" style:justify-single-word="false"/>
      <style:text-properties style:font-name="OpenGost Type B TT" fo:font-size="15pt" fo:font-style="normal" officeooo:rsid="002b6e3b" officeooo:paragraph-rsid="002b6e3b" style:font-size-asian="15pt" style:font-style-asian="normal" style:font-size-complex="15pt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6pt" style:font-style-asian="normal" style:font-size-complex="16pt" style:font-style-complex="normal" style:text-rotation-angle="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6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" fo:font-size="14pt" fo:font-style="normal" style:font-size-asian="14pt" style:font-style-asian="normal" style:font-size-complex="14pt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" fo:font-size="14pt" fo:font-style="normal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" fo:font-size="14pt" fo:font-style="normal" style:font-size-asian="12.25pt" style:font-style-asian="normal" style:font-size-complex="14pt" style:font-style-complex="normal"/>
    </style:style>
    <style:style style:name="P8" style:family="paragraph" style:parent-style-name="Table_20_Contents">
      <style:text-properties style:font-name="OpenGost Type B TT" fo:font-style="normal" style:font-style-asian="normal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" fo:font-style="normal" officeooo:rsid="001e95f3" officeooo:paragraph-rsid="001e95f3" style:font-style-asian="normal" style:font-style-complex="normal"/>
    </style:style>
    <style:style style:name="P10" style:family="paragraph" style:parent-style-name="Table_20_Contents">
      <style:text-properties style:font-name="OpenGost Type B TT" fo:font-style="normal" officeooo:rsid="001e95f3" officeooo:paragraph-rsid="001e95f3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OpenGost Type B TT" fo:font-style="normal" officeooo:rsid="001f1243" officeooo:paragraph-rsid="001f1243" style:font-style-asian="normal" style:font-style-complex="normal" style:text-rotation-angle="9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 style:text-rotation-angle="9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" fo:font-size="22pt" fo:font-style="normal" style:font-size-asian="19.25pt" style:font-style-asian="normal" style:font-size-complex="22pt" style:font-style-complex="normal"/>
    </style:style>
    <style:style style:name="P15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" fo:font-style="normal" officeooo:rsid="00238afc" officeooo:paragraph-rsid="00238afc" style:font-style-asian="normal" style:font-style-complex="normal"/>
    </style:style>
    <style:style style:name="T1" style:family="text">
      <style:text-properties fo:background-color="transparent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  <style:style style:name="fr5" style:family="graphic" style:parent-style-name="Frame">
      <style:graphic-properties fo:margin-left="0mm" fo:margin-right="0mm" fo:margin-top="0mm" fo:margin-bottom="0mm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5" draw:name="Врезка3" text:anchor-type="paragraph" svg:x="8.01mm" svg:y="4.99mm" svg:width="11.99mm" svg:height="120mm" draw:z-index="0"><draw:text-box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12">Перв. примен.</text:p></table:table-cell><table:table-cell table:style-name="Таблица4.B1" office:value-type="string"><text:p text:style-name="P13"/></table:table-cell></table:table-row><table:table-row table:style-name="Таблица4.1"><table:table-cell table:style-name="Таблица4.A2" office:value-type="string"><text:p text:style-name="P12">Справ. №</text:p></table:table-cell><table:table-cell table:style-name="Таблица4.B2" office:value-type="string"><text:p text:style-name="P13"/></table:table-cell></table:table-row></table:table><text:p text:style-name="Frame_20_contents"/></draw:text-box></draw:frame><draw:frame draw:style-name="fr2" draw:name="Врезка4" text:anchor-type="paragraph" svg:x="8.01mm" svg:y="147mm" svg:width="11.99mm" svg:height="144.99mm" draw:z-index="1"><draw:text-box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P12">Подп. дата</text:p></table:table-cell><table:table-cell table:style-name="Таблица3.B1" office:value-type="string"><text:p text:style-name="P13"/></table:table-cell></table:table-row><table:table-row table:style-name="Таблица3.2"><table:table-cell table:style-name="Таблица3.A1" office:value-type="string"><text:p text:style-name="P12">Инв. № дубл.</text:p></table:table-cell><table:table-cell table:style-name="Таблица3.B1" office:value-type="string"><text:p text:style-name="P13"/></table:table-cell></table:table-row><table:table-row table:style-name="Таблица3.2"><table:table-cell table:style-name="Таблица3.A1" office:value-type="string"><text:p text:style-name="P12">Взам. инв. №</text:p></table:table-cell><table:table-cell table:style-name="Таблица3.B1" office:value-type="string"><text:p text:style-name="P13"/></table:table-cell></table:table-row><table:table-row table:style-name="Таблица3.4"><table:table-cell table:style-name="Таблица3.A1" office:value-type="string"><text:p text:style-name="P12">Подп. и дата</text:p></table:table-cell><table:table-cell table:style-name="Таблица3.B1" office:value-type="string"><text:p text:style-name="P13"/></table:table-cell></table:table-row><table:table-row table:style-name="Таблица3.2"><table:table-cell table:style-name="Таблица3.A5" office:value-type="string"><text:p text:style-name="P12">Инв. № подл.</text:p></table:table-cell><table:table-cell table:style-name="Таблица3.B5" office:value-type="string"><text:p text:style-name="P13"/></table:table-cell></table:table-row></table:table><text:p text:style-name="Frame_20_contents"/></draw:text-box></draw:frame><draw:frame draw:style-name="fr1" draw:name="Врезка1" text:anchor-type="paragraph" svg:x="20mm" svg:y="4.99mm" svg:width="185mm" svg:height="247mm" draw:z-index="2"><draw:text-box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D"/><table:table-row table:style-name="Таблица1.1"><table:table-cell table:style-name="Таблица1.A1" office:value-type="string"><text:p text:style-name="P1">Поз.</text:p><text:p text:style-name="P1">обозначе-</text:p><text:p text:style-name="P1">ние</text:p></table:table-cell><table:table-cell table:style-name="Таблица1.B1" office:value-type="string"><text:p text:style-name="P2">Наименование</text:p></table:table-cell><table:table-cell table:style-name="Таблица1.B1" office:value-type="string"><text:p text:style-name="P3"><text:span text:style-name="T1">Кол</text:span>.</text:p></table:table-cell><table:table-cell table:style-name="Таблица1.B1" office:value-type="string"><text:p text:style-name="P4">Примечание</text:p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2" office:value-type="string"><text:p text:style-name="P5"/></table:table-cell><table:table-cell table:style-name="Таблица1.B2" office:value-type="string"><text:p text:style-name="P6"/></table:table-cell><table:table-cell table:style-name="Таблица1.C2" office:value-type="string"><text:p text:style-name="P5"/></table:table-cell><table:table-cell table:style-name="Таблица1.C2" office:value-type="string"><text:p text:style-name="P5"/></table:table-cell></table:table-row><table:table-row table:style-name="Таблица1.2"><table:table-cell table:style-name="Таблица1.A30" office:value-type="string"><text:p text:style-name="P5"/></table:table-cell><table:table-cell table:style-name="Таблица1.B30" office:value-type="string"><text:p text:style-name="P6"/></table:table-cell><table:table-cell table:style-name="Таблица1.C30" office:value-type="string"><text:p text:style-name="P5"/></table:table-cell><table:table-cell table:style-name="Таблица1.C30" office:value-type="string"><text:p text:style-name="P5"/></table:table-cell></table:table-row></table:table><text:p text:style-name="Frame_20_contents"/></draw:text-box></draw:frame><draw:frame draw:style-name="fr3" draw:name="Врезка2" text:anchor-type="paragraph" svg:x="20mm" svg:y="252.01mm" svg:width="185mm" svg:height="40.01mm" draw:z-index="3"><draw:text-box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B"/><table:table-column table:style-name="Таблица2.F"/><table:table-column table:style-name="Таблица2.G" table:number-columns-repeated="3"/><table:table-column table:style-name="Таблица2.D"/><table:table-column table:style-name="Таблица2.K"/><table:table-row table:style-name="Таблица2.1"><table:table-cell table:style-name="Таблица2.A1" office:value-type="string"><text:p text:style-name="P8"/></table:table-cell><table:table-cell table:style-name="Таблица2.B1" office:value-type="string"><text:p text:style-name="P8"/></table:table-cell><table:table-cell table:style-name="Таблица2.B1" office:value-type="string"><text:p text:style-name="P8"/></table:table-cell><table:table-cell table:style-name="Таблица2.B1" office:value-type="string"><text:p text:style-name="P8"/></table:table-cell><table:table-cell table:style-name="Таблица2.B1" office:value-type="string"><text:p text:style-name="P8"/></table:table-cell><table:table-cell table:style-name="Таблица2.F1" table:number-rows-spanned="3" table:number-columns-spanned="6" office:value-type="string"><text:p text:style-name="P14"/></table:table-cell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8"/></table:table-cell><table:table-cell table:style-name="Таблица2.F1" office:value-type="string"><text:p text:style-name="P8"/></table:table-cell><table:table-cell table:style-name="Таблица2.F1" office:value-type="string"><text:p text:style-name="P8"/></table:table-cell><table:table-cell table:style-name="Таблица2.F1" office:value-type="string"><text:p text:style-name="P8"/></table:table-cell><table:table-cell table:style-name="Таблица2.F1" office:value-type="string"><text:p text:style-name="P8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9">Изм.</text:p></table:table-cell><table:table-cell table:style-name="Таблица2.F1" office:value-type="string"><text:p text:style-name="P9">Лист</text:p></table:table-cell><table:table-cell table:style-name="Таблица2.F1" office:value-type="string"><text:p text:style-name="P9">№ докум.</text:p></table:table-cell><table:table-cell table:style-name="Таблица2.F1" office:value-type="string"><text:p text:style-name="P9">Подп.</text:p></table:table-cell><table:table-cell table:style-name="Таблица2.F1" office:value-type="string"><text:p text:style-name="P9">Дата</text:p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4" table:number-columns-spanned="2" office:value-type="string"><text:p text:style-name="P10">Разраб.</text:p></table:table-cell><table:covered-table-cell/><table:table-cell table:style-name="Таблица2.C4" office:value-type="string"><text:p text:style-name="P8"/></table:table-cell><table:table-cell table:style-name="Таблица2.C4" office:value-type="string"><text:p text:style-name="P8"/></table:table-cell><table:table-cell table:style-name="Таблица2.C4" office:value-type="string"><text:p text:style-name="P8"/></table:table-cell><table:table-cell table:style-name="Таблица2.F4" table:number-rows-spanned="5" office:value-type="string"><text:p text:style-name="P7"><draw:frame draw:style-name="fr4" draw:name="Врезка5" text:anchor-type="paragraph" svg:x="95mm" svg:width="110mm" svg:height="4.99mm" draw:z-index="4"><draw:text-box><text:p text:style-name="P15">Копировал<text:tab/>Формат А4</text:p></draw:text-box></draw:frame></text:p></table:table-cell><table:table-cell table:style-name="Таблица2.F1" table:number-columns-spanned="3" office:value-type="string"><text:p text:style-name="P9">Лит.</text:p></table:table-cell><table:covered-table-cell/><table:covered-table-cell/><table:table-cell table:style-name="Таблица2.F1" office:value-type="string"><text:p text:style-name="P9">Лист</text:p></table:table-cell><table:table-cell table:style-name="Таблица2.F1" office:value-type="string"><text:p text:style-name="P9">Листов</text:p></table:table-cell></table:table-row><table:table-row table:style-name="Таблица2.1"><table:table-cell table:style-name="Таблица2.A4" table:number-columns-spanned="2" office:value-type="string"><text:p text:style-name="P10">Пров.</text:p></table:table-cell><table:covered-table-cell/><table:table-cell table:style-name="Таблица2.C4" office:value-type="string"><text:p text:style-name="P8"/></table:table-cell><table:table-cell table:style-name="Таблица2.C4" office:value-type="string"><text:p text:style-name="P8"/></table:table-cell><table:table-cell table:style-name="Таблица2.C4" office:value-type="string"><text:p text:style-name="P8"/></table:table-cell><table:covered-table-cell/><table:table-cell table:style-name="Таблица2.F1" office:value-type="string"><text:p text:style-name="P11"/></table:table-cell><table:table-cell table:style-name="Таблица2.H5" office:value-type="string"><text:p text:style-name="P11"/></table:table-cell><table:table-cell table:style-name="Таблица2.H5" office:value-type="string"><text:p text:style-name="P11"/></table:table-cell><table:table-cell table:style-name="Таблица2.F1" office:value-type="string"><text:p text:style-name="P11"/></table:table-cell><table:table-cell table:style-name="Таблица2.F1" office:value-type="string"><text:p text:style-name="P11"/></table:table-cell></table:table-row><table:table-row table:style-name="Таблица2.1"><table:table-cell table:style-name="Таблица2.A4" table:number-columns-spanned="2" office:value-type="string"><text:p text:style-name="P8"/></table:table-cell><table:covered-table-cell/><table:table-cell table:style-name="Таблица2.C4" office:value-type="string"><text:p text:style-name="P8"/></table:table-cell><table:table-cell table:style-name="Таблица2.C4" office:value-type="string"><text:p text:style-name="P8"/></table:table-cell><table:table-cell table:style-name="Таблица2.C4" office:value-type="string"><text:p text:style-name="P8"/></table:table-cell><table:covered-table-cell/><table:table-cell table:style-name="Таблица2.F4" table:number-rows-spanned="3" table:number-columns-spanned="5" office:value-type="string"><text:p text:style-name="P7"/></table:table-cell><table:covered-table-cell/><table:covered-table-cell/><table:covered-table-cell/><table:covered-table-cell/></table:table-row><table:table-row table:style-name="Таблица2.1"><table:table-cell table:style-name="Таблица2.A4" table:number-columns-spanned="2" office:value-type="string"><text:p text:style-name="P10">Н. контр.</text:p></table:table-cell><table:covered-table-cell/><table:table-cell table:style-name="Таблица2.C4" office:value-type="string"><text:p text:style-name="P8"/></table:table-cell><table:table-cell table:style-name="Таблица2.C4" office:value-type="string"><text:p text:style-name="P8"/></table:table-cell><table:table-cell table:style-name="Таблица2.C4" office:value-type="string"><text:p text:style-name="P8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8" table:number-columns-spanned="2" office:value-type="string"><text:p text:style-name="P10">Утв.</text:p></table:table-cell><table:covered-table-cell/><table:table-cell table:style-name="Таблица2.C8" office:value-type="string"><text:p text:style-name="P8"/></table:table-cell><table:table-cell table:style-name="Таблица2.C8" office:value-type="string"><text:p text:style-name="P8"/></table:table-cell><table:table-cell table:style-name="Таблица2.C8" office:value-type="string"><text:p text:style-name="P8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09T12:28:57</dc:date>
    <dc:creator>Константин </dc:creator>
    <meta:editing-duration>PT5H29M38S</meta:editing-duration>
    <meta:editing-cycles>16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6" meta:word-count="41" meta:character-count="204" meta:non-whitespace-character-count="189"/>
  </office:meta>
</office:document-meta>
</file>